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MPLEX([.B2];0)" office:value-type="string" office:string-value="50" calcext:value-type="string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</text:p>
          </table:table-cell>
          <table:table-cell table:formula="of:=[.B8]*6"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minal X</text:p>
          </table:table-cell>
          <table:table-cell table:formula="of:=[.B3]*[.B8]" office:value-type="float" office:value="153600" calcext:value-type="float">
            <text:p>153600</text:p>
          </table:table-cell>
          <table:table-cell office:value-type="string" calcext:value-type="string">
            <text:p>at nominal f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andwidth</text:p>
          </table:table-cell>
          <table:table-cell table:formula="of:=[.D4]/[.B3]" office:value-type="float" office:value="7.29166666666667" calcext:value-type="float">
            <text:p>7.29</text:p>
          </table:table-cell>
          <table:table-cell table:number-columns-repeated="2"/>
          <table:table-cell office:value-type="string" calcext:value-type="string">
            <text:p>R re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Zin Re</text:p>
          </table:table-cell>
          <table:table-cell office:value-type="string" calcext:value-type="string">
            <text:p>Zin Im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WR diff v min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float" office:value="6995" calcext:value-type="float">
            <text:p>699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table:formula="of:=COMPLEX(0;-[.B4]*[.D4]/[.B5])" office:value-type="string" office:string-value="-153709.792709078i" calcext:value-type="string">
            <text:p>-153709.792709078i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/>
          <table:table-cell table:formula="of:=COMPLEX(0;[.B4]*[.B5]/[.D4])" office:value-type="string" office:string-value="153490.285714286i" calcext:value-type="string">
            <text:p>153490.285714286i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000" calcext:value-type="float">
            <text:p>700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.67" calcext:value-type="float">
            <text:p>1.67</text:p>
          </table:table-cell>
          <table:table-cell/>
        </table:table-row>
        <table:table-row table:style-name="ro1">
          <table:table-cell office:value-type="string" calcext:value-type="string">
            <text:p>R res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COMPLEX([.B8];0)" office:value-type="string" office:string-value="160" calcext:value-type="string">
            <text:p>16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office:value-type="float" office:value="-8" calcext:value-type="float">
            <text:p>-8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Coupling X</text:p>
          </table:table-cell>
          <table:table-cell office:value-type="float" office:value="-75" calcext:value-type="float">
            <text:p>-75</text:p>
          </table:table-cell>
          <table:table-cell/>
          <table:table-cell table:formula="of:=COMPLEX(0;[.B11])" office:value-type="string" office:string-value="-75i" calcext:value-type="string">
            <text:p>-75i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office:value-type="float" office:value="-18" calcext:value-type="float">
            <text:p>-1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/>
          <table:table-cell table:formula="of:=IMSUM(IMDIV([.B8]*[.B8];IMSUM([.D6:.D8]));[.D11])" office:value-type="string" office:string-value="55.5139014842963+1.1605605249807i" calcext:value-type="string">
            <text:p>55.5139014842963+1.1605605249807i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34" calcext:value-type="float">
            <text:p>34</text:p>
          </table:table-cell>
          <table:table-cell office:value-type="float" office:value="-25" calcext:value-type="float">
            <text:p>-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formula="of:=([.B5]-[.D4])/[.F4]" office:value-type="float" office:value="-0.685714285714286" calcext:value-type="float">
            <text:p>-0.6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000" calcext:value-type="float">
            <text:p>7000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Wavelength</text:p>
          </table:table-cell>
          <table:table-cell table:formula="of:=300000/[.B5]" office:value-type="float" office:value="42.8877769835597" calcext:value-type="float">
            <text:p>42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ase diff</text:p>
          </table:table-cell>
          <table:table-cell table:formula="of:=[.B13]/[.B14]*2*PI()" office:value-type="float" office:value="2.49054993601087" calcext:value-type="float">
            <text:p>2.49</text:p>
          </table:table-cell>
          <table:table-cell table:number-columns-repeated="6"/>
          <table:table-cell office:value-type="string" calcext:value-type="string">
            <text:p>At shoulder with constant Q (in reality R would be proportional to Q)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Tan</text:p>
          </table:table-cell>
          <table:table-cell table:number-columns-repeated="2"/>
          <table:table-cell table:formula="of:=COMPLEX(0;TAN([.B15]))" office:value-type="string" office:string-value="-0.761851020226108i" calcext:value-type="string">
            <text:p>-0.761851020226108i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6989" calcext:value-type="float">
            <text:p>698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3.46" calcext:value-type="float">
            <text:p>3.46</text:p>
          </table:table-cell>
          <table:table-cell table:formula="of:=[.M17]-[.M7]"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Numerator</text:p>
          </table:table-cell>
          <table:table-cell table:number-columns-repeated="2"/>
          <table:table-cell table:formula="of:=IMSUM([.D12];IMPRODUCT([.D2];[.D16]))" office:value-type="string" office:string-value="55.5139014842963-36.9319904863247i" calcext:value-type="string">
            <text:p>55.5139014842963-36.9319904863247i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6989" calcext:value-type="float">
            <text:p>6989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2.81" calcext:value-type="float">
            <text:p>2.81</text:p>
          </table:table-cell>
          <table:table-cell table:formula="of:=[.M18]-[.M8]"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Denominator</text:p>
          </table:table-cell>
          <table:table-cell table:number-columns-repeated="2"/>
          <table:table-cell table:formula="of:=IMSUM([.D2];IMPRODUCT([.D12];[.D16]))" office:value-type="string" office:string-value="50.8841742199907-42.2933224825428i" calcext:value-type="string">
            <text:p>50.8841742199907-42.2933224825428i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6989" calcext:value-type="float">
            <text:p>6989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2.49" calcext:value-type="float">
            <text:p>2.49</text:p>
          </table:table-cell>
          <table:table-cell table:formula="of:=[.M19]-[.M9]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Z in</text:p>
          </table:table-cell>
          <table:table-cell table:number-columns-repeated="2"/>
          <table:table-cell table:formula="of:=IMPRODUCT([.D2];[.D18];IMDIV(1;[.D19]))" office:value-type="string" office:string-value="50.1008617900313+5.35200549478272i" calcext:value-type="string">
            <text:p>50.1008617900313+5.35200549478272i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6989" calcext:value-type="float">
            <text:p>6989</text:p>
          </table:table-cell>
          <table:table-cell office:value-type="float" office:value="117" calcext:value-type="float">
            <text:p>117</text:p>
          </table:table-cell>
          <table:table-cell office:value-type="float" office:value="-9" calcext:value-type="float">
            <text:p>-9</text:p>
          </table:table-cell>
          <table:table-cell office:value-type="float" office:value="2.35" calcext:value-type="float">
            <text:p>2.35</text:p>
          </table:table-cell>
          <table:table-cell table:formula="of:=[.M20]-[.M10]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Abs Refl coeff</text:p>
          </table:table-cell>
          <table:table-cell table:number-columns-repeated="2"/>
          <table:table-cell table:formula="of:=IMABS(IMDIV(IMSUB([.D20];[.D2]);IMSUM([.D20];[.D2])))" office:value-type="float" office:value="0.05339935170066" calcext:value-type="float">
            <text:p>0.0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6989" calcext:value-type="float">
            <text:p>6989</text:p>
          </table:table-cell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2.33" calcext:value-type="float">
            <text:p>2.33</text:p>
          </table:table-cell>
          <table:table-cell table:formula="of:=[.M21]-[.M11]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SWR</text:p>
          </table:table-cell>
          <table:table-cell table:number-columns-repeated="2"/>
          <table:table-cell table:style-name="ce2" table:formula="of:=(1+[.D21])/(1-[.D21])" office:value-type="float" office:value="1.11282339980772" calcext:value-type="float">
            <text:p>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n Z</text:p>
          </table:table-cell>
          <table:table-cell/>
          <table:table-cell table:formula="of:=IMABS([.D20])" office:value-type="float" office:value="50.3859138541716" calcext:value-type="float">
            <text:p>50.3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7011" calcext:value-type="float">
            <text:p>70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.46" calcext:value-type="float">
            <text:p>3.46</text:p>
          </table:table-cell>
          <table:table-cell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7011" calcext:value-type="float">
            <text:p>70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7011" calcext:value-type="float">
            <text:p>70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011" calcext:value-type="float">
            <text:p>70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.35" calcext:value-type="float">
            <text:p>2.35</text:p>
          </table:table-cell>
          <table:table-cell/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7011" calcext:value-type="float">
            <text:p>701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BW at SWR 2.6 (constant coupling)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R res</text:p>
          </table:table-cell>
          <table:table-cell office:value-type="string" calcext:value-type="string">
            <text:p>Actual BW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mplied BW</text:p>
          </table:table-cell>
          <table:table-cell office:value-type="string" calcext:value-type="string">
            <text:p>Error %</text:p>
          </table:table-cell>
          <table:table-cell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013" calcext:value-type="float">
            <text:p>7013</text:p>
          </table:table-cell>
          <table:table-cell table:formula="of:=([.K32]-[.$D$4])*2" office:value-type="float" office:value="26" calcext:value-type="float">
            <text:p>26</text:p>
          </table:table-cell>
          <table:table-cell table:style-name="ce3" table:formula="of:=[.L32]/[.J32]-1" office:value-type="percentage" office:value="-0.333333333333333" calcext:value-type="percentage">
            <text:p>-33%</text:p>
          </table:table-cell>
          <table:table-cell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7013" calcext:value-type="float">
            <text:p>7013</text:p>
          </table:table-cell>
          <table:table-cell table:formula="of:=([.K33]-[.$D$4])*2" office:value-type="float" office:value="26" calcext:value-type="float">
            <text:p>26</text:p>
          </table:table-cell>
          <table:table-cell table:style-name="ce3" table:formula="of:=[.L33]/[.J33]-1" office:value-type="percentage" office:value="-0.103448275862069" calcext:value-type="percentage">
            <text:p>-10%</text:p>
          </table:table-cell>
          <table:table-cell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012" calcext:value-type="float">
            <text:p>7012</text:p>
          </table:table-cell>
          <table:table-cell table:formula="of:=([.K34]-[.$D$4])*2" office:value-type="float" office:value="24" calcext:value-type="float">
            <text:p>24</text:p>
          </table:table-cell>
          <table:table-cell table:style-name="ce3" table:formula="of:=[.L34]/[.J34]-1" office:value-type="percentage" office:value="0.0434782608695652" calcext:value-type="percentage">
            <text:p>4%</text:p>
          </table:table-cell>
          <table:table-cell/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7010" calcext:value-type="float">
            <text:p>7010</text:p>
          </table:table-cell>
          <table:table-cell table:formula="of:=([.K35]-[.$D$4])*2" office:value-type="float" office:value="20" calcext:value-type="float">
            <text:p>20</text:p>
          </table:table-cell>
          <table:table-cell table:style-name="ce3" table:formula="of:=[.L35]/[.J35]-1" office:value-type="percentage" office:value="0.0526315789473684" calcext:value-type="percentage">
            <text:p>5%</text:p>
          </table:table-cell>
          <table:table-cell/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009" calcext:value-type="float">
            <text:p>7009</text:p>
          </table:table-cell>
          <table:table-cell table:formula="of:=([.K36]-[.$D$4])*2" office:value-type="float" office:value="18" calcext:value-type="float">
            <text:p>18</text:p>
          </table:table-cell>
          <table:table-cell table:style-name="ce3" table:formula="of:=[.L36]/[.J36]-1" office:value-type="percentage" office:value="0.125" calcext:value-type="percentage">
            <text:p>13%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0000-00-00T00:00:02.041099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11</meta:editing-cycles>
    <meta:generator>LibreOffice/4.1.2.3$Windows_x86 LibreOffice_project/40b2d7fde7e8d2d7bc5a449dc65df4d08a7dd38</meta:generator>
    <dc:date>2018-09-15T11:09:15.245000000</dc:date>
    <meta:document-statistic meta:table-count="3" meta:cell-count="187" meta:object-count="0"/>
    <meta:user-defined meta:name="Info 1"/>
    <meta:user-defined meta:name="Info 2"/>
    <meta:user-defined meta:name="Info 3"/>
    <meta:user-defined meta:name="Info 4"/>
  </office:meta>
</office:document-meta>
</file>